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MonTitre" style:master-page-name="MP0" style:family="paragraph">
      <style:paragraph-properties fo:break-before="page"/>
    </style:style>
    <style:style style:name="P5" style:parent-style-name="MonTitreSection" style:list-style-name="Outline" style:family="paragraph"/>
    <style:style style:name="P6" style:parent-style-name="MonTitreSection" style:list-style-name="Outline" style:family="paragraph"/>
    <style:style style:name="T7" style:parent-style-name="Policepardéfaut" style:family="text">
      <style:text-properties style:font-name-asian="Times New Roman"/>
    </style:style>
    <style:style style:name="T8" style:parent-style-name="Policepardéfaut" style:family="text">
      <style:text-properties style:font-name-asian="Times New Roman"/>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style:style>
    <style:style style:name="P11" style:parent-style-name="MonParagraphe" style:list-style-name="LFO5" style:family="paragraph"/>
    <style:style style:name="T12" style:parent-style-name="Policepardéfaut" style:family="text">
      <style:text-properties fo:font-weight="bold" style:font-weight-asian="bold" style:font-weight-complex="bold"/>
    </style:style>
    <style:style style:name="P13" style:parent-style-name="MonParagraphe" style:list-style-name="LFO5" style:family="paragraph"/>
    <style:style style:name="P14" style:parent-style-name="MonParagraphe" style:list-style-name="LFO5" style:family="paragraph"/>
    <style:style style:name="T15" style:parent-style-name="Policepardéfaut" style:family="text">
      <style:text-properties fo:font-weight="bold" style:font-weight-asian="bold" style:font-weight-complex="bold"/>
    </style:style>
    <style:style style:name="P16" style:parent-style-name="MonParagraphe" style:list-style-name="LFO5" style:family="paragraph"/>
    <style:style style:name="P17" style:parent-style-name="MonParagraphe" style:list-style-name="LFO5" style:family="paragraph"/>
    <style:style style:name="T18" style:parent-style-name="Policepardéfaut" style:family="text">
      <style:text-properties fo:font-weight="bold" style:font-weight-asian="bold" style:font-weight-complex="bold"/>
    </style:style>
    <style:style style:name="P19" style:parent-style-name="MonParagraphe" style:list-style-name="LFO5" style:family="paragraph"/>
    <style:style style:name="T20" style:parent-style-name="Policepardéfaut" style:family="text">
      <style:text-properties style:font-name="Consolas"/>
    </style:style>
    <style:style style:name="P21" style:parent-style-name="MonParagraphe" style:family="paragraph">
      <style:paragraph-properties fo:text-indent="0in"/>
    </style:style>
    <style:style style:name="P22" style:parent-style-name="MonParagraphe" style:family="paragraph">
      <style:paragraph-properties fo:text-indent="0in"/>
    </style:style>
    <style:style style:name="P23" style:parent-style-name="MonParagraphe" style:family="paragraph">
      <style:paragraph-properties fo:text-indent="0in"/>
    </style:style>
    <style:style style:name="P24" style:parent-style-name="MonParagraphe" style:family="paragraph">
      <style:paragraph-properties fo:text-indent="0in"/>
    </style:style>
    <style:style style:name="P25" style:parent-style-name="MonParagraphe" style:family="paragraph">
      <style:paragraph-properties fo:text-indent="0in"/>
    </style:style>
    <style:style style:name="P26" style:parent-style-name="MonParagraphe" style:family="paragraph">
      <style:paragraph-properties fo:text-indent="0in"/>
    </style:style>
    <style:style style:name="P27" style:parent-style-name="MonParagraphe" style:family="paragraph">
      <style:paragraph-properties fo:text-indent="0in"/>
    </style:style>
    <style:style style:name="P28" style:parent-style-name="MonTitreSection" style:list-style-name="Outline" style:family="paragraph"/>
    <style:style style:name="TableColumn30" style:family="table-column">
      <style:table-column-properties style:column-width="6.6861in"/>
    </style:style>
    <style:style style:name="Table29" style:family="table">
      <style:table-properties style:width="6.6861in" fo:margin-left="0in" table:align="lef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MonParagraphe" style:family="paragraph">
      <style:paragraph-properties fo:text-indent="0in"/>
      <style:text-properties style:font-name="Consolas"/>
    </style:style>
    <style:style style:name="P34" style:parent-style-name="MonParagraphe" style:family="paragraph">
      <style:paragraph-properties fo:text-indent="0in"/>
      <style:text-properties style:font-name="Consolas"/>
    </style:style>
    <style:style style:name="P35" style:parent-style-name="MonParagraphe" style:family="paragraph">
      <style:paragraph-properties fo:text-indent="0in"/>
      <style:text-properties style:font-name="Consolas"/>
    </style:style>
    <style:style style:name="P36" style:parent-style-name="MonParagraphe" style:family="paragraph">
      <style:paragraph-properties fo:text-indent="0in"/>
      <style:text-properties style:font-name="Consolas"/>
    </style:style>
    <style:style style:name="P37" style:parent-style-name="MonParagraphe" style:family="paragraph">
      <style:paragraph-properties fo:text-indent="0in"/>
      <style:text-properties style:font-name="Consolas"/>
    </style:style>
    <style:style style:name="P38" style:parent-style-name="MonParagraphe" style:family="paragraph">
      <style:paragraph-properties fo:text-indent="0in"/>
      <style:text-properties style:font-name="Consolas"/>
    </style:style>
    <style:style style:name="P39" style:parent-style-name="MonParagraphe" style:family="paragraph">
      <style:paragraph-properties fo:text-indent="0in"/>
      <style:text-properties style:font-name="Consolas"/>
    </style:style>
    <style:style style:name="P40" style:parent-style-name="MonParagraphe" style:family="paragraph">
      <style:paragraph-properties fo:text-indent="0in"/>
      <style:text-properties style:font-name="Consolas"/>
    </style:style>
    <style:style style:name="P41" style:parent-style-name="MonParagraphe" style:family="paragraph">
      <style:paragraph-properties fo:text-indent="0in"/>
      <style:text-properties style:font-name="Consolas"/>
    </style:style>
    <style:style style:name="P42" style:parent-style-name="MonParagraphe" style:family="paragraph">
      <style:paragraph-properties fo:text-indent="0in"/>
      <style:text-properties style:font-name="Consolas"/>
    </style:style>
    <style:style style:name="P43" style:parent-style-name="MonParagraphe" style:family="paragraph">
      <style:paragraph-properties fo:text-indent="0in"/>
      <style:text-properties style:font-name="Consolas"/>
    </style:style>
    <style:style style:name="P44" style:parent-style-name="MonParagraphe" style:family="paragraph">
      <style:paragraph-properties fo:text-indent="0in"/>
      <style:text-properties style:font-name="Consolas"/>
    </style:style>
    <style:style style:name="P45" style:parent-style-name="MonParagraphe" style:family="paragraph">
      <style:paragraph-properties fo:text-indent="0in"/>
      <style:text-properties style:font-name="Consolas"/>
    </style:style>
    <style:style style:name="P46" style:parent-style-name="MonParagraphe" style:family="paragraph">
      <style:paragraph-properties fo:text-indent="0in"/>
      <style:text-properties style:font-name="Consolas"/>
    </style:style>
    <style:style style:name="P47" style:parent-style-name="MonParagraphe" style:family="paragraph">
      <style:paragraph-properties fo:text-indent="0in"/>
      <style:text-properties style:font-name="Consolas"/>
    </style:style>
    <style:style style:name="P48" style:parent-style-name="MonParagraphe" style:family="paragraph">
      <style:paragraph-properties fo:text-indent="0in"/>
      <style:text-properties style:font-name="Consolas"/>
    </style:style>
    <style:style style:name="P49" style:parent-style-name="MonParagraphe" style:family="paragraph">
      <style:paragraph-properties fo:text-indent="0in"/>
      <style:text-properties style:font-name="Consolas"/>
    </style:style>
    <style:style style:name="P50" style:parent-style-name="MonParagraphe" style:family="paragraph">
      <style:paragraph-properties fo:text-indent="0in"/>
      <style:text-properties style:font-name="Consolas"/>
    </style:style>
    <style:style style:name="P51" style:parent-style-name="MonParagraphe" style:family="paragraph">
      <style:paragraph-properties fo:text-indent="0in"/>
      <style:text-properties style:font-name="Consolas"/>
    </style:style>
    <style:style style:name="P52" style:parent-style-name="MonParagraphe" style:family="paragraph">
      <style:paragraph-properties fo:text-indent="0in"/>
    </style:style>
    <style:style style:name="T53" style:parent-style-name="Policepardéfaut" style:family="text">
      <style:text-properties style:font-name="Consolas"/>
    </style:style>
    <style:style style:name="P54" style:parent-style-name="MonParagraphe" style:family="paragraph">
      <style:paragraph-properties fo:text-indent="0in"/>
    </style:style>
    <style:style style:name="P55" style:parent-style-name="MonParagraphe" style:family="paragraph">
      <style:paragraph-properties fo:text-indent="0in"/>
    </style:style>
  </office:automatic-styles>
  <office:body>
    <office:text text:use-soft-page-breaks="true">
      <text:p text:style-name="P1">Rapport du mini-projet Candy Crush</text:p>
      <text:list text:style-name="Outline" text:continue-numbering="true">
        <text:list-item>
          <text:p text:style-name="P5">Quel niveau de difficulté avez-vous implémenté ?</text:p>
        </text:list-item>
      </text:list>
      <text:p text:style-name="MonParagraphe">Dans notre projet Candy Crush, nous avons implémenté le niveau de difficulté 3, c’est-à-dire la capacité à détecter des combinaisons non seulement entre des bonbons adjacents directs, mais également entre les voisins des voisins. Cela permet de gérer des suppressions de bonbons plus complexes et d'offrir une meilleure dynamique de jeu que les niveaux basiques.</text:p>
      <text:list text:style-name="Outline" text:continue-numbering="true">
        <text:list-item>
          <text:p text:style-name="P6">Décri<text:span text:style-name="T7">vez</text:span><text:s/>les règles de votre<text:s/><text:span text:style-name="T8">jeu en quelques lignes</text:span></text:p>
        </text:list-item>
      </text:list>
      <text:h text:style-name="Titre2" text:outline-level="2">Règles</text:h>
      <text:p text:style-name="MonParagraphe">Notre jeu <text:span text:style-name="T9">Candy Crush</text:span> est jouable entièrement dans le <text:span text:style-name="T10">terminal</text:span>. Le but est d’aligner des bonbons de la même couleur pour les faire disparaître et marquer des points. Voici les règles principales :</text:p>
      <text:list text:style-name="LFO5" text:continue-numbering="true">
        <text:list-item>
          <text:p text:style-name="P11">Le plateau de jeu est une <text:span text:style-name="T12">grille de bonbons</text:span> générée aléatoirement.</text:p>
        </text:list-item>
        <text:list-item>
          <text:p text:style-name="P13">Le joueur sélectionne deux cases à échanger.</text:p>
        </text:list-item>
        <text:list-item>
          <text:p text:style-name="P14">Si l’échange forme une <text:span text:style-name="T15">ligne ou colonne d’au moins 3 bonbons identiques</text:span>, ces derniers sont supprimés.</text:p>
        </text:list-item>
        <text:list-item>
          <text:p text:style-name="P16">Les bonbons au-dessus tombent pour remplir les vides, et de nouveaux bonbons apparaissent en haut.</text:p>
        </text:list-item>
        <text:list-item>
          <text:p text:style-name="P17">Le jeu permet des combinaisons avancées : il peut détecter et supprimer <text:span text:style-name="T18">les combinaisons indirectes</text:span> (ex. en chaîne, ou via des voisins éloignés).</text:p>
        </text:list-item>
        <text:list-item>
          <text:p text:style-name="P19">Le jeu continue jusqu’à ce que le joueur décide d’arrêter.</text:p>
        </text:list-item>
      </text:list>
      <text:h text:style-name="Titre2" text:outline-level="2">Comment jouer</text:h>
      <text:p text:style-name="MonParagraphe">Lancer le fichier <text:span text:style-name="T20">main.py</text:span> dans le terminal. Le jeu affichera le plateau de jeu et vous demandera de choisir deux bonbons à échanger en indiquant leurs coordonnées respectives. Vous pouvez continuer à jouer jusqu'à ce que vous décidiez de quitter (Ctrl+C).</text:p>
      <text:p text:style-name="MonParagraphe">Un fichier LISEZ-MOI.md est inclut dans les fichiers avec de plus amples informations.</text:p>
      <text:p text:style-name="P21"/>
      <text:p text:style-name="P22"/>
      <text:p text:style-name="P23"/>
      <text:p text:style-name="P24"/>
      <text:p text:style-name="P25"/>
      <text:p text:style-name="P26"/>
      <text:p text:style-name="P27"/>
      <text:soft-page-break/>
      <text:list text:style-name="Outline" text:continue-numbering="true">
        <text:list-item>
          <text:p text:style-name="P28">Écrivez l’algorithme principal de votre jeu en français</text:p>
        </text:list-item>
      </text:list>
      <text:p text:style-name="MonParagraphe"/>
      <table:table table:style-name="Table29">
        <table:table-columns>
          <table:table-column table:style-name="TableColumn30"/>
        </table:table-columns>
        <table:table-row table:style-name="TableRow31">
          <table:table-cell table:style-name="TableCell32">
            <text:p text:style-name="P33">Initialiser la grille :</text:p>
            <text:p text:style-name="P34">    Appeler la fonction init_grille(x, y) pour créer une grille de bonbons sans combinaison immédiate.</text:p>
            <text:p text:style-name="P35">Afficher la grille :</text:p>
            <text:p text:style-name="P36">    Utiliser la fonction affichage_grille(grille) pour montrer l’état actuel du jeu à l’utilisateur.</text:p>
            <text:p text:style-name="P37">Boucle principale du jeu :</text:p>
            <text:p text:style-name="P38">Tant que l’utilisateur ne décide pas d’arrêter<text:s/>et que des combinaisons sont possibles<text:s/>:</text:p>
            <text:p text:style-name="P39"><text:s text:c="4"/>a. Demander un échange :</text:p>
            <text:p text:style-name="P40">   <text:s text:c="4"/>Appeler demander_utilisateur_bonbons(grille) pour obtenir deux positions de bonbons à échanger.</text:p>
            <text:p text:style-name="P41">   <text:s text:c="4"/>Vérifier que ces bonbons sont bien adjacents (déjà fait dans la fonction).</text:p>
            <text:p text:style-name="P42"><text:s text:c="4"/>b. Échanger les bonbons :</text:p>
            <text:p text:style-name="P43">   <text:s text:c="4"/>Appeler echanger_bonbon(grille, b1, b2).</text:p>
            <text:p text:style-name="P44"><text:s text:c="4"/>c. Détecter les combinaisons :</text:p>
            <text:p text:style-name="P45">   <text:s text:c="4"/>Utiliser detecte_coordonnees_combinaison pour voir s’il y a une combinaison après l’échange.</text:p>
            <text:p text:style-name="P46">   <text:s text:c="4"/>Si aucune combinaison n’est formée, annuler l’échange.</text:p>
            <text:p text:style-name="P47">   <text:s text:c="4"/>Sinon :</text:p>
            <text:p text:style-name="P48">       <text:s text:c="4"/><text:s/>Étendre la combinaison (avec etendre_combinaison).</text:p>
            <text:p text:style-name="P49">       <text:s text:c="4"/>Supprimer les bonbons de la combinaison (mettre les cases à -1).</text:p>
            <text:p text:style-name="P50">       <text:s text:c="4"/>Faire descendre les bonbons (descendre_bonbons) et insérer de nouveaux (inserer_bonbons).</text:p>
            <text:p text:style-name="P51">        Répéter tant qu’il existe encore des combinaisons (trouver_combinaisons_grille puis suppression).</text:p>
            <text:p text:style-name="P52"><text:span text:style-name="T53">d. Afficher la grille mise à jour.</text:span></text:p>
            <text:p text:style-name="P54"/>
          </table:table-cell>
        </table:table-row>
      </table:table>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Titre4" style:display-name="Titre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itre5" style:display-name="Titre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itre6" style:display-name="Titre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itre7" style:display-name="Titre 7" style:family="paragraph" style:parent-style-name="Standard" style:next-style-name="Standard" style:default-outline-level="7">
      <style:paragraph-properties fo:margin-top="0.1666in" fo:margin-bottom="0.0416in"/>
      <style:text-properties fo:hyphenate="false"/>
    </style:style>
    <style:style style:name="Titre8" style:display-name="Titre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style:font-name-complex="Lucidasans" fo:font-size="14pt" style:font-size-asian="14pt" style:font-size-complex="14pt" fo:hyphenate="false"/>
    </style:style>
    <style:style style:name="Liste" style:display-name="Liste" style:family="paragraph" style:parent-style-name="Textbody">
      <style:text-properties style:font-name-complex="Lucida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693in"/>
        </style:tab-stops>
      </style:paragraph-properties>
      <style:text-properties style:font-name="Calibri" style:font-name-asian="Calibri" style:font-name-complex="Calibri" fo:font-size="10pt" style:font-size-asian="10pt" fo:hyphenate="false"/>
    </style:style>
    <style:style style:name="Légende" style:display-name="Légende" style:family="paragraph" style:parent-style-name="Standard" style:next-style-name="Standard">
      <style:paragraph-properties fo:text-align="center"/>
      <style:text-properties style:font-name="Calibri" style:font-name-asian="Calibri" style:font-name-complex="Calibri" fo:font-weight="bold" style:font-weight-asian="bold" style:font-weight-complex="bold" fo:font-style="italic" style:font-style-asian="italic" fo:color="#004586" fo:font-size="10pt" style:font-size-asian="10pt" style:font-size-complex="10pt" fo:hyphenate="false"/>
    </style:style>
    <style:style style:name="Index" style:display-name="Index" style:family="paragraph" style:parent-style-name="Standard">
      <style:paragraph-properties text:number-lines="false"/>
      <style:text-properties style:font-name="Calibri" style:font-name-asian="Calibri" style:font-name-complex="Lucidasans" fo:hyphenate="false"/>
    </style:style>
    <style:style style:name="MonParagraphe" style:display-name="MonParagraphe" style:family="paragraph" style:parent-style-name="Standard">
      <style:paragraph-properties fo:text-align="justify" fo:margin-top="0.0784in" fo:text-indent="0.375in"/>
      <style:text-properties style:font-name="Calibri" style:font-name-asian="Calibri" style:font-name-complex="Calibri" fo:font-size="11pt" style:font-size-asian="11pt" style:font-size-complex="11pt" fo:hyphenate="true"/>
    </style:style>
    <style:style style:name="MonTitreSousSection" style:display-name="MonTitreSousSection" style:family="paragraph" style:parent-style-name="Titre2" style:next-style-name="MonParagraphe" style:default-outline-level="2">
      <style:text-properties fo:font-style="normal" style:font-style-asian="normal" fo:hyphenate="false"/>
    </style:style>
    <style:style style:name="MonTitreSection" style:display-name="MonTitreSection" style:family="paragraph" style:parent-style-name="Titre1" style:next-style-name="MonParagraphe" style:default-outline-level="1">
      <style:text-properties fo:hyphenate="false"/>
    </style:style>
    <style:style style:name="MonTitre" style:display-name="MonTitre" style:family="paragraph" style:parent-style-name="Standard">
      <style:paragraph-properties fo:border="0.0069in solid #000000" fo:padding-top="0.0138in" fo:padding-left="0.0555in" fo:padding-bottom="0.0138in" fo:padding-right="0.0555in" style:shadow="none" fo:text-align="center" fo:margin-top="0.1666in" fo:margin-bottom="0.3333in"/>
      <style:text-properties fo:font-weight="bold" style:font-weight-asian="bold" fo:font-size="18pt" style:font-size-asian="18pt" style:font-size-complex="18pt" fo:hyphenate="false"/>
    </style:style>
    <style:style style:name="MonAuteur" style:display-name="MonAuteur" style:family="paragraph" style:parent-style-name="Standard">
      <style:paragraph-properties>
        <style:tab-stops>
          <style:tab-stop style:type="right" style:position="6.6256in"/>
        </style:tab-stops>
      </style:paragraph-properties>
      <style:text-properties style:font-name="Calibri" style:font-name-asian="Calibri" style:font-name-complex="Calibri" fo:font-weight="bold" style:font-weight-asian="bold" fo:font-size="14pt" style:font-size-asian="14pt" style:font-size-complex="14pt" fo:hyphenate="false"/>
    </style:style>
    <style:style style:name="Table" style:display-name="Table"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style:font-name-complex="Calibri"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Formule" style:display-name="Formule" style:family="paragraph" style:parent-style-name="Légende">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itrepagedegarde" style:display-name="Titre page de garde" style:family="paragraph" style:parent-style-name="Framecontents">
      <style:paragraph-properties fo:border="0.0138in solid #B3B3B3" fo:padding="0.0138in" style:shadow="none" fo:text-align="center" fo:margin-top="3.1493in" fo:margin-bottom="0.0826in" fo:margin-left="0.3937in" fo:margin-right="0.3937in" fo:background-color="#FFFFFF">
        <style:tab-stops/>
        <style:background-fill draw:fill="solid" draw:fill-color="#FFFFFF"/>
      </style:paragraph-properties>
      <style:text-properties style:font-name="Arial Black" style:font-name-asian="Arial Black" style:font-name-complex="Arial Black" fo:font-weight="bold" style:font-weight-asian="bold" fo:font-size="24pt" style:font-size-asian="24pt" fo:hyphenate="false"/>
    </style:style>
    <style:style style:name="MonParagraphe-liste" style:display-name="MonParagraphe-liste" style:family="paragraph" style:parent-style-name="MonParagraphe">
      <style:paragraph-properties fo:margin-top="0in"/>
      <style:text-properties fo:hyphenate="true"/>
    </style:style>
    <style:style style:name="TableContents" style:display-name="Table Contents" style:family="paragraph" style:parent-style-name="Standard">
      <style:paragraph-properties text:number-lines="false"/>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margin-bottom="0.0784in" fo:margin-left="0.7875in" fo:text-indent="-0.7875in">
        <style:tab-stops>
          <style:tab-stop style:type="left" style:leader-style="dotted" style:leader-text="." style:position="0.5902in"/>
          <style:tab-stop style:type="right" style:leader-style="dotted" style:leader-text="." style:position="6.693in"/>
        </style:tab-stops>
      </style:paragraph-properties>
      <style:text-properties style:font-name-complex="Calibri" fo:hyphenate="false"/>
    </style:style>
    <style:style style:name="MonTitreSousSousSection" style:display-name="MonTitreSousSousSection" style:family="paragraph" style:parent-style-name="MonTitreSousSection" style:next-style-name="MonParagraphe" style:list-style-name="Outline" style:default-outline-level="3">
      <style:text-properties fo:font-style="italic" style:font-style-asian="italic" fo:font-size="13pt" style:font-size-asian="13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Légende">
      <style:text-properties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umérodepage" style:display-name="Numéro de page" style:family="text" style:parent-style-name="Policepardéfau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retirer" style:display-name="A retirer" style:family="text">
      <style:text-properties style:text-line-through-style="solid" style:text-line-through-width="auto" style:text-line-through-color="font-color" style:text-line-through-mode="continuous" style:text-line-through-type="single" fo:color="#FF3333"/>
    </style:style>
    <text:list-style style:name="WW_OutlineListStyle" style:display-name="WW_OutlineListStyle">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suffix=". " style:num-list-format-name="NLF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1"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list-format-name="NLF2"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2"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format=""/>
      <text:outline-level-style text:level="3" style:num-format=""/>
      <text:outline-level-style text:level="4" style:num-suffix=". " style:num-list-format-name="NLF3"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3"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list-format-name="NLF3"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list-format-name="NLF3"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list-format-name="NLF3"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3">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font-name-asian="Times New Roman" style:font-name-complex="Times New Roman"/>
    </style:style>
    <style:style style:name="T3" style:parent-style-name="Policepardéfaut" style:family="text">
      <style:text-properties style:font-name-asian="Times New Roman" style:font-name-complex="Times New Roman"/>
    </style:style>
    <style:style style:name="T4" style:parent-style-name="Policepardéfaut" style:family="text">
      <style:text-properties style:font-name="Times New Roman" style:font-name-asian="Times New Roman" style:font-name-complex="Times New Roman"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MonAuteur"><text:span text:style-name="T2">EL-HAMDEOUI Marouan, PEYRONNET Léo,<text:s/></text:span><text:span text:style-name="T3"><text:line-break/>PHILIBERT Matéo, VALDANT Tom</text:span><text:s/><text:span text:style-name="T4"><text:tab/></text:span><draw:frame draw:style-name="a0" draw:name="images1" text:anchor-type="as-char" svg:x="0in" svg:y="0in" svg:width="1.0984in" svg:height="0.3543in" style:rel-width="scale" style:rel-height="scale"><draw:image xlink:href="media/image1.jpeg" xlink:type="simple" xlink:show="embed" xlink:actuate="onLoad"/><svg:title/><svg:desc/></draw:frame></text:p>
      </style:header>
      <style:footer>
        <text:p text:style-name="Pieddepage"><text:tab/>- Page<text:s/><text:page-number text:fixed="false">1</text:page-number>/<text:page-count>1</text:page-count><text:s/>-<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Odyssée Merveille</meta:initial-creator>
    <dc:creator>Léo Peyronnet</dc:creator>
    <meta:creation-date>2023-03-06T13:05:00Z</meta:creation-date>
    <dc:date>2025-04-15T19:14:00Z</dc:date>
    <meta:print-date>2025-04-15T19:11:00Z</meta:print-date>
    <meta:template xlink:href="Normal.dotm" xlink:type="simple"/>
    <meta:editing-cycles>10</meta:editing-cycles>
    <meta:editing-duration>PT1620S</meta:editing-duration>
    <meta:user-defined meta:name="Info 1"/>
    <meta:user-defined meta:name="Info 2"/>
    <meta:user-defined meta:name="Info 3"/>
    <meta:user-defined meta:name="Info 4"/>
    <meta:document-statistic meta:page-count="2" meta:paragraph-count="5" meta:word-count="445" meta:character-count="2889" meta:row-count="20" meta:non-whitespace-character-count="2449"/>
  </office:meta>
</office:document-meta>
</file>